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54cm" fo:margin-left="-0.199cm" fo:margin-top="0cm" fo:margin-bottom="0cm" table:align="left" style:writing-mode="lr-tb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456cm"/>
    </style:style>
    <style:style style:name="Таблица1.C" style:family="table-column">
      <style:table-column-properties style:column-width="1.683cm"/>
    </style:style>
    <style:style style:name="Таблица1.D" style:family="table-column">
      <style:table-column-properties style:column-width="1.065cm"/>
    </style:style>
    <style:style style:name="Таблица1.E" style:family="table-column">
      <style:table-column-properties style:column-width="1cm"/>
    </style:style>
    <style:style style:name="Таблица1.F" style:family="table-column">
      <style:table-column-properties style:column-width="0.891cm"/>
    </style:style>
    <style:style style:name="Таблица1.G" style:family="table-column">
      <style:table-column-properties style:column-width="0.861cm"/>
    </style:style>
    <style:style style:name="Таблица1.H" style:family="table-column">
      <style:table-column-properties style:column-width="0.928cm"/>
    </style:style>
    <style:style style:name="Таблица1.I" style:family="table-column">
      <style:table-column-properties style:column-width="0.923cm"/>
    </style:style>
    <style:style style:name="Таблица1.J" style:family="table-column">
      <style:table-column-properties style:column-width="0.848cm"/>
    </style:style>
    <style:style style:name="Таблица1.K" style:family="table-column">
      <style:table-column-properties style:column-width="0.986cm"/>
    </style:style>
    <style:style style:name="Таблица1.L" style:family="table-column">
      <style:table-column-properties style:column-width="1.021cm"/>
    </style:style>
    <style:style style:name="Таблица1.1" style:family="table-row">
      <style:table-row-properties style:min-row-height="0.556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style:min-row-height="0.713cm" fo:keep-together="always"/>
    </style:style>
    <style:style style:name="Таблица1.4" style:family="table-row">
      <style:table-row-properties style:row-height="3.642cm" fo:keep-together="always"/>
    </style:style>
    <style:style style:name="Таблица1.5" style:family="table-row">
      <style:table-row-properties style:min-row-height="0.54cm" fo:keep-together="always"/>
    </style:style>
    <style:style style:name="Таблица1.6" style:family="table-row">
      <style:table-row-properties style:row-height="2cm" fo:keep-together="always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8" style:family="table-row">
      <style:table-row-properties fo:keep-together="auto"/>
    </style:style>
    <style:style style:name="Таблица1.B8" style:family="table-cell">
      <style:table-cell-properties fo:padding-left="0.199cm" fo:padding-right="0.191cm" fo:padding-top="0cm" fo:padding-bottom="0cm" fo:border="0.5pt solid #00000a"/>
    </style:style>
    <style:style style:name="Таблица1.9" style:family="table-row">
      <style:table-row-properties fo:keep-together="auto"/>
    </style:style>
    <style:style style:name="Таблица1.B9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rel-width="100%" fo:margin-left="-0.199cm" fo:margin-top="0cm" fo:margin-bottom="0cm" table:align="left" style:writing-mode="lr-tb"/>
    </style:style>
    <style:style style:name="Таблица2.A" style:family="table-column">
      <style:table-column-properties style:rel-column-width="12805*"/>
    </style:style>
    <style:style style:name="Таблица2.B" style:family="table-column">
      <style:table-column-properties style:rel-column-width="24517*"/>
    </style:style>
    <style:style style:name="Таблица2.C" style:family="table-column">
      <style:table-column-properties style:rel-column-width="28213*"/>
    </style:style>
    <style:style style:name="Таблица2.1" style:family="table-row">
      <style:table-row-properties style:min-row-height="0.788cm"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328cm" fo:keep-together="auto"/>
    </style:style>
    <style:style style:name="Таблица2.3" style:family="table-row">
      <style:table-row-properties style:min-row-height="0.286cm" fo:keep-together="auto"/>
    </style:style>
    <style:style style:name="Таблица2.4" style:family="table-row">
      <style:table-row-properties style:min-row-height="0.293cm" fo:keep-together="auto"/>
    </style:style>
    <style:style style:name="Таблица2.5" style:family="table-row">
      <style:table-row-properties style:min-row-height="0.273cm" fo:keep-together="auto"/>
    </style:style>
    <style:style style:name="Таблица2.6" style:family="table-row">
      <style:table-row-properties style:min-row-height="0.533cm" fo:keep-together="auto"/>
    </style:style>
    <style:style style:name="Таблица3" style:family="table">
      <style:table-properties style:width="16.506cm" fo:margin-left="-0.009cm" fo:margin-top="0cm" fo:margin-bottom="0cm" table:align="left" style:writing-mode="lr-tb"/>
    </style:style>
    <style:style style:name="Таблица3.A" style:family="table-column">
      <style:table-column-properties style:column-width="3cm"/>
    </style:style>
    <style:style style:name="Таблица3.B" style:family="table-column">
      <style:table-column-properties style:column-width="1.998cm"/>
    </style:style>
    <style:style style:name="Таблица3.C" style:family="table-column">
      <style:table-column-properties style:column-width="2.311cm"/>
    </style:style>
    <style:style style:name="Таблица3.D" style:family="table-column">
      <style:table-column-properties style:column-width="1.94cm"/>
    </style:style>
    <style:style style:name="Таблица3.E" style:family="table-column">
      <style:table-column-properties style:column-width="3.03cm"/>
    </style:style>
    <style:style style:name="Таблица3.F" style:family="table-column">
      <style:table-column-properties style:column-width="2.224cm"/>
    </style:style>
    <style:style style:name="Таблица3.G" style:family="table-column">
      <style:table-column-properties style:column-width="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3.G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4" style:family="table">
      <style:table-properties style:width="16.503cm" fo:margin-left="-0.009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2cm"/>
    </style:style>
    <style:style style:name="Таблица4.C" style:family="table-column">
      <style:table-column-properties style:column-width="2.252cm"/>
    </style:style>
    <style:style style:name="Таблица4.D" style:family="table-column">
      <style:table-column-properties style:column-width="1.942cm"/>
    </style:style>
    <style:style style:name="Таблица4.E" style:family="table-column">
      <style:table-column-properties style:column-width="3.059cm"/>
    </style:style>
    <style:style style:name="Таблица4.F" style:family="table-column">
      <style:table-column-properties style:column-width="2.226cm"/>
    </style:style>
    <style:style style:name="Таблица4.G" style:family="table-column">
      <style:table-column-properties style:column-width="2.02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a"/>
    </style:style>
    <style:style style:name="Таблица4.G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5" style:family="table">
      <style:table-properties style:rel-width="100%" fo:margin-left="-0.199cm" fo:margin-top="0cm" fo:margin-bottom="0cm" table:align="left" style:writing-mode="lr-tb"/>
    </style:style>
    <style:style style:name="Таблица5.A" style:family="table-column">
      <style:table-column-properties style:rel-column-width="3833*"/>
    </style:style>
    <style:style style:name="Таблица5.B" style:family="table-column">
      <style:table-column-properties style:rel-column-width="23475*"/>
    </style:style>
    <style:style style:name="Таблица5.C" style:family="table-column">
      <style:table-column-properties style:rel-column-width="4954*"/>
    </style:style>
    <style:style style:name="Таблица5.D" style:family="table-column">
      <style:table-column-properties style:rel-column-width="4739*"/>
    </style:style>
    <style:style style:name="Таблица5.E" style:family="table-column">
      <style:table-column-properties style:rel-column-width="4757*"/>
    </style:style>
    <style:style style:name="Таблица5.F" style:family="table-column">
      <style:table-column-properties style:rel-column-width="11004*"/>
    </style:style>
    <style:style style:name="Таблица5.G" style:family="table-column">
      <style:table-column-properties style:rel-column-width="12772*"/>
    </style:style>
    <style:style style:name="Таблица5.1" style:family="table-row">
      <style:table-row-properties style:min-row-height="0.54cm" fo:keep-together="always"/>
    </style:style>
    <style:style style:name="Таблица5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5.2" style:family="table-row">
      <style:table-row-properties style:row-height="2cm" fo:keep-together="always"/>
    </style:style>
    <style:style style:name="Таблица5.C2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5.3" style:family="table-row">
      <style:table-row-properties style:min-row-height="0.3cm" fo:keep-together="always"/>
    </style:style>
    <style:style style:name="Таблица5.4" style:family="table-row">
      <style:table-row-properties style:row-height="4.879cm" fo:keep-together="always"/>
    </style:style>
    <style:style style:name="Таблица5.B4" style:family="table-cell">
      <style:table-cell-properties fo:padding-left="0.199cm" fo:padding-right="0.191cm" fo:padding-top="0cm" fo:padding-bottom="0cm" fo:border="0.5pt solid #00000a"/>
    </style:style>
    <style:style style:name="Таблица5.B5" style:family="table-cell">
      <style:table-cell-properties fo:padding-left="0.199cm" fo:padding-right="0.191cm" fo:padding-top="0cm" fo:padding-bottom="0cm" fo:border="0.5pt solid #00000a"/>
    </style:style>
    <style:style style:name="Таблица6" style:family="table">
      <style:table-properties style:rel-width="100%" fo:margin-left="-0.199cm" fo:margin-top="0cm" fo:margin-bottom="0cm" table:align="left" style:writing-mode="lr-tb"/>
    </style:style>
    <style:style style:name="Таблица6.A" style:family="table-column">
      <style:table-column-properties style:rel-column-width="11383*"/>
    </style:style>
    <style:style style:name="Таблица6.B" style:family="table-column">
      <style:table-column-properties style:rel-column-width="9168*"/>
    </style:style>
    <style:style style:name="Таблица6.C" style:family="table-column">
      <style:table-column-properties style:rel-column-width="12970*"/>
    </style:style>
    <style:style style:name="Таблица6.D" style:family="table-column">
      <style:table-column-properties style:rel-column-width="10747*"/>
    </style:style>
    <style:style style:name="Таблица6.E" style:family="table-column">
      <style:table-column-properties style:rel-column-width="10165*"/>
    </style:style>
    <style:style style:name="Таблица6.F" style:family="table-column">
      <style:table-column-properties style:rel-column-width="11099*"/>
    </style:style>
    <style:style style:name="Таблица6.1" style:family="table-row">
      <style:table-row-properties style:min-row-height="0.499cm"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a"/>
    </style:style>
    <style:style style:name="Таблица6.3" style:family="table-row">
      <style:table-row-properties style:min-row-height="4.796cm" fo:keep-together="auto"/>
    </style:style>
    <style:style style:name="Таблица6.B5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text-transform="uppercase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fo:font-weight="bold" style:font-weight-asian="bold" fo:background-color="#ffff00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9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orphans="2" fo:widows="2"/>
    </style:style>
    <style:style style:name="P11" style:family="paragraph" style:parent-style-name="Standard">
      <style:paragraph-properties fo:margin-left="9.00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2" style:family="paragraph" style:parent-style-name="Standard">
      <style:paragraph-properties fo:keep-with-next="always"/>
    </style:style>
    <style:style style:name="P13" style:family="paragraph" style:parent-style-name="Standard">
      <style:paragraph-properties fo:keep-with-next="always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 fo:keep-together="always" fo:hyphenation-ladder-count="no-limit" fo:keep-with-next="always"/>
      <style:text-properties fo:font-weight="bold" style:font-weight-asian="bold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keep-with-next="always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keep-with-next="always"/>
      <style:text-properties fo:font-weight="bold" style:font-weight-asian="bold" style:text-rotation-angle="90" style:text-rotation-scale="line-height"/>
    </style:style>
    <style:style style:name="P18" style:family="paragraph" style:parent-style-name="Standard">
      <style:paragraph-properties fo:text-align="center" style:justify-single-word="false" fo:keep-with-next="always"/>
    </style:style>
    <style:style style:name="P19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keep-with-next="always"/>
    </style:style>
    <style:style style:name="P21" style:family="paragraph" style:parent-style-name="Standard">
      <style:paragraph-properties fo:text-align="justify" style:justify-single-word="false" fo:hyphenation-ladder-count="no-limit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P23" style:family="paragraph" style:parent-style-name="Standard">
      <style:paragraph-properties fo:keep-with-next="always"/>
      <style:text-properties fo:color="#000000" style:font-weight-complex="bold"/>
    </style:style>
    <style:style style:name="P24" style:family="paragraph" style:parent-style-name="Standard">
      <style:paragraph-properties fo:text-align="center" style:justify-single-word="false" fo:keep-with-next="always"/>
      <style:text-properties style:text-rotation-angle="90" style:text-rotation-scale="line-height"/>
    </style:style>
    <style:style style:name="P25" style:family="paragraph" style:parent-style-name="Standard">
      <style:paragraph-properties fo:margin-left="6.251cm" fo:margin-right="0cm" fo:text-align="justify" style:justify-single-word="false" fo:hyphenation-ladder-count="no-limit" fo:text-indent="-6.251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5.502cm" fo:margin-right="0cm" fo:text-align="justify" style:justify-single-word="false" fo:text-indent="-5.502cm" style:auto-text-indent="false"/>
    </style:style>
    <style:style style:name="P27" style:family="paragraph" style:parent-style-name="Standard">
      <style:paragraph-properties fo:margin-left="5.502cm" fo:margin-right="0cm" fo:text-align="justify" style:justify-single-word="false" fo:text-indent="-5.502cm" style:auto-text-indent="false"/>
      <style:text-properties fo:color="#000000" fo:font-weight="bold" style:font-weight-asian="bold" style:font-weight-complex="bold"/>
    </style:style>
    <style:style style:name="P28" style:family="paragraph" style:parent-style-name="Standard">
      <style:paragraph-properties fo:margin-left="2.501cm" fo:margin-right="0cm" fo:text-indent="-2.501cm" style:auto-text-indent="false"/>
    </style:style>
    <style:style style:name="P29" style:family="paragraph" style:parent-style-name="Standard">
      <style:paragraph-properties fo:margin-left="2.501cm" fo:margin-right="0cm" fo:text-indent="-2.501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.953cm" fo:margin-right="0cm" fo:text-align="justify" style:justify-single-word="false" fo:keep-together="always" fo:hyphenation-ladder-count="no-limit" fo:text-indent="0cm" style:auto-text-indent="false" fo:keep-with-next="always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text-indent="1.251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36" style:family="paragraph" style:parent-style-name="Standard">
      <style:paragraph-properties fo:margin-left="0cm" fo:margin-right="0cm" fo:orphans="2" fo:widows="2" fo:text-indent="1.251cm" style:auto-text-indent="false"/>
    </style:style>
    <style:style style:name="P37" style:family="paragraph" style:parent-style-name="Standard">
      <style:paragraph-properties fo:margin-left="0cm" fo:margin-right="0cm" fo:text-indent="1.251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font-weight="bold" style:font-weight-asian="bol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P4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text-indent="1.251cm" style:auto-text-indent="false"/>
      <style:text-properties fo:color="#ff0000" fo:font-style="italic" fo:font-weight="bold" style:font-style-asian="italic" style:font-weight-asian="bold"/>
    </style:style>
    <style:style style:name="P43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 fo:break-before="page"/>
      <style:text-properties fo:hyphenate="false" fo:hyphenation-remain-char-count="2" fo:hyphenation-push-char-count="2"/>
    </style:style>
    <style:style style:name="P44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5" style:family="paragraph" style:parent-style-name="Standard" style:list-style-name="WWNum2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6" style:family="paragraph" style:parent-style-name="Standard" style:list-style-name="WWNum3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47" style:family="paragraph" style:parent-style-name="Standard" style:master-page-name="Standard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Style52">
      <style:paragraph-properties fo:line-height="100%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50" style:family="paragraph" style:parent-style-name="Style52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51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52" style:family="paragraph" style:parent-style-name="Style52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53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ize="12pt" fo:font-style="normal" fo:font-weight="bold" style:font-size-asian="12pt" style:font-style-asian="normal" style:font-weight-asian="bold" style:font-size-complex="12pt" fo:hyphenate="false" fo:hyphenation-remain-char-count="2" fo:hyphenation-push-char-count="2"/>
    </style:style>
    <style:style style:name="P54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ize="12pt" fo:font-style="normal" style:font-size-asian="12pt" style:font-style-asian="normal" style:font-size-complex="12pt" fo:hyphenate="false" fo:hyphenation-remain-char-count="2" fo:hyphenation-push-char-count="2"/>
    </style:style>
    <style:style style:name="P55" style:family="paragraph" style:parent-style-name="Style52" style:list-style-name="WWNum4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56" style:family="paragraph" style:parent-style-name="List_20_Paragraph">
      <style:paragraph-properties fo:margin-left="0.185cm" fo:margin-right="0cm" fo:hyphenation-ladder-count="no-limit" fo:text-indent="0cm" style:auto-text-indent="false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57" style:family="paragraph" style:parent-style-name="List_20_Paragraph" style:list-style-name="WWNum27">
      <style:paragraph-properties fo:margin-left="0cm" fo:margin-right="0cm" fo:orphans="2" fo:widows="2" fo:text-indent="1.251cm" style:auto-text-indent="false">
        <style:tab-stops>
          <style:tab-stop style:position="1.752cm"/>
        </style:tab-stops>
      </style:paragraph-properties>
    </style:style>
    <style:style style:name="P58" style:family="paragraph" style:parent-style-name="List_20_Paragraph" style:list-style-name="WWNum29">
      <style:paragraph-properties fo:margin-left="0cm" fo:margin-right="0cm" fo:orphans="2" fo:widows="2" fo:text-indent="1.251cm" style:auto-text-indent="false">
        <style:tab-stops>
          <style:tab-stop style:position="1.752cm"/>
        </style:tab-stops>
      </style:paragraph-properties>
    </style:style>
    <style:style style:name="P59" style:family="paragraph" style:parent-style-name="List_20_Paragraph" style:list-style-name="WWNum30">
      <style:paragraph-properties fo:margin-left="0cm" fo:margin-right="0cm" fo:orphans="2" fo:widows="2" fo:text-indent="1.251cm" style:auto-text-indent="false"/>
    </style:style>
    <style:style style:name="P60" style:family="paragraph" style:parent-style-name="List_20_Paragraph" style:list-style-name="WWNum28">
      <style:paragraph-properties fo:margin-left="0cm" fo:margin-right="0cm" fo:orphans="2" fo:widows="2" fo:text-indent="1.27cm" style:auto-text-indent="false">
        <style:tab-stops>
          <style:tab-stop style:position="1.752cm"/>
        </style:tab-stops>
      </style:paragraph-properties>
    </style:style>
    <style:style style:name="P61" style:family="paragraph" style:parent-style-name="ConsPlusNormal">
      <style:paragraph-properties fo:margin-left="0cm" fo:margin-right="0cm" fo:text-align="justify" style:justify-single-word="false" fo:text-indent="1.251cm" style:auto-text-indent="false"/>
    </style:style>
    <style:style style:name="P62" style:family="paragraph" style:parent-style-name="Normal_20__28_Web_29_">
      <style:paragraph-properties fo:margin-top="0cm" fo:margin-bottom="0cm" loext:contextual-spacing="false"/>
    </style:style>
    <style:style style:name="P63" style:family="paragraph" style:parent-style-name="Normal_20__28_Web_29_">
      <style:paragraph-properties fo:margin-top="0cm" fo:margin-bottom="0cm" loext:contextual-spacing="false"/>
      <style:text-properties fo:color="#000000" fo:font-weight="bold" style:font-weight-asian="bold" style:font-weight-complex="bold"/>
    </style:style>
    <style:style style:name="P64" style:family="paragraph" style:parent-style-name="Title">
      <style:paragraph-properties fo:margin-left="0cm" fo:margin-right="0cm" fo:margin-top="0cm" fo:margin-bottom="0cm" loext:contextual-spacing="false" fo:text-align="justify" style:justify-single-word="false" fo:text-indent="1.251cm" style:auto-text-indent="false" fo:padding="0cm" fo:border="none"/>
    </style:style>
    <style:style style:name="T1" style:family="text">
      <style:text-properties fo:text-transform="uppercas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00"/>
    </style:style>
    <style:style style:name="T6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00" style:text-underline-style="solid" style:text-underline-width="auto" style:text-underline-color="font-color" style:font-weight-complex="bold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solid" style:text-underline-width="auto" style:text-underline-color="font-color"/>
    </style:style>
    <style:style style:name="T15" style:family="text">
      <style:text-properties style:text-position="super 58%" fo:font-size="12pt" style:font-size-asian="12pt" style:font-size-complex="12pt"/>
    </style:style>
    <style:style style:name="T16" style:family="text">
      <style:text-properties fo:color="#ff0000" style:font-weight-complex="bold"/>
    </style:style>
    <style:style style:name="T17" style:family="text">
      <style:text-properties style:font-weight-complex="bold"/>
    </style:style>
    <style:style style:name="T18" style:family="text">
      <style:text-properties fo:font-size="12pt" fo:font-style="normal" style:font-size-asian="12pt" style:font-style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2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language="en" fo:country="US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<text:span text:style-name="T1">«Иркутский национальный исследовательский</text:span></text:p>
      <text:p text:style-name="P3"><text:span text:style-name="T1">технический университет»</text:span></text:p>
      <text:p text:style-name="P4"/>
      <text:p text:style-name="P4"/>
      <text:p text:style-name="P3">Институт <text:s text:c="2"/><text:span text:style-name="T2">Авиамашиностроения и транспорта</text:span></text:p>
      <text:p text:style-name="P3"/>
      <text:p text:style-name="P3">Кафедра <text:s text:c="3"/><text:span text:style-name="T2">«Автомобильный транспорт»</text:span></text:p>
      <text:p text:style-name="P3"/>
      <text:p text:style-name="P5"/>
      <text:p text:style-name="P11"><text:s/>УТВЕРЖДАЮ</text:p>
      <text:p text:style-name="P5"><text:tab/><text:tab/> <text:s text:c="62"/>Директор института</text:p>
      <text:p text:style-name="P11"><text:s/>_______________ / <text:span text:style-name="T2">Р.Х. Ахатов</text:span> / </text:p>
      <text:p text:style-name="P11"><text:s/>«____»____________2015г.</text:p>
      <text:p text:style-name="P14"/>
      <text:p text:style-name="P14"/>
      <text:p text:style-name="P14"/>
      <text:p text:style-name="P19"><text:span text:style-name="T4">ФОНД ОЦЕНОЧНЫХ СРЕДСТВ</text:span></text:p>
      <text:p text:style-name="P19"><text:soft-page-break/><text:span text:style-name="T4">для проведения текущей и промежуточной аттестации обучающихся</text:span></text:p>
      <text:p text:style-name="P19"><text:span text:style-name="T4">по дисциплине</text:span></text:p>
      <text:p text:style-name="P16"/>
      <text:p text:style-name="P19"><text:span text:style-name="T6">«</text:span><text:span text:style-name="T3">Б1.В.ДВ.1.2 Культура организации технического обслуживания и ремонта автомобилей в автотранспортных предприятиях</text:span><text:span text:style-name="T6">»</text:span><text:span text:style-name="T14"> </text:span></text:p>
      <text:p text:style-name="P19"><text:span text:style-name="T13">(индекс и наименование дисциплины (модуля) в соответствии с учебным планом)</text:span></text:p>
      <text:p text:style-name="P25"/>
      <text:p text:style-name="P26"><text:span text:style-name="T8">Направление подготовки: </text:span><text:span text:style-name="T9">23.03.03 –Эксплуатация транспортно-технологических машин и комплексов</text:span></text:p>
      <text:p text:style-name="P27"/>
      <text:p text:style-name="P28">Профили: <text:span text:style-name="T4">Автомобили и автомобильное хозяйство</text:span></text:p>
      <text:p text:style-name="P29"/>
      <text:p text:style-name="P62"><text:span text:style-name="T8">Квалификация (степень):</text:span><text:span text:style-name="T10"> Бакалавр</text:span></text:p>
      <text:p text:style-name="P63"><text:bookmark text:name="_GoBack"/></text:p>
      <text:p text:style-name="P20"><text:span text:style-name="T8">Форма обучения: </text:span><text:span text:style-name="T10">Очная</text:span></text:p>
      <text:p text:style-name="P22"/>
      <text:p text:style-name="P5">Заведующий кафедрой: <text:span text:style-name="T2">Федотов Александр Иванович, д.т.н., профессор</text:span> /______________/</text:p>
      <text:p text:style-name="P30"><text:span text:style-name="T13"><text:s text:c="54"/>(ФИО, должность, учёная степень, учёное звание) <text:s text:c="6"/><text:tab/> <text:s text:c="21"/>(подпись)</text:span></text:p>
      <text:p text:style-name="P23"/>
      <text:p text:style-name="P5"><text:span text:style-name="T8">Составители программы: Потапов Антон Сергеевич, </text:span><text:span text:style-name="T16"><text:s/></text:span><text:span text:style-name="T17">к.т.н,</text:span><text:span text:style-name="T8"> доцент кафедры <text:s text:c="13"/></text:span></text:p>
      <text:p text:style-name="P5"><text:span text:style-name="T8"><text:s text:c="45"/>«Автомобильный транспорт</text:span><text:tab/> /______________/ </text:p>
      <text:p text:style-name="P12"><text:span text:style-name="T13"><text:s text:c="157"/>(подпись)</text:span><text:span text:style-name="T8"><text:line-break/>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3">Иркутск <text:s text:c="3"/>2015 г.</text:p>
      <text:p text:style-name="P49">Фонд оценочных средств (далее ФОС) разработан в соответствии с ФГОС ВО, утвержденным приказом Минобрнауки России <text:span text:style-name="T2">от </text:span><text:span text:style-name="T7">6 марта 2015 г.</text:span> № <text:span text:style-name="T2"><text:s/>161 </text:span>, <text:span text:style-name="Font_20_Style78"><text:span text:style-name="T18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ётом <text:s/>профессиональных стандартов:</text:span></text:span></text:p>
      <text:p text:style-name="P64"><text:span text:style-name="Font_20_Style78"><text:span text:style-name="T18">1. </text:span></text:span><text:span text:style-name="T21">Специалист по организации постпродажного обслуживания и сервиса. <text:s/>Утвержден приказом Министерства труда и социальной защиты Российской Федерации от «31» октября 2014 г. № 864н</text:span></text:p>
      <text:p text:style-name="P32"><text:span text:style-name="Font_20_Style74"><text:span text:style-name="T15">стандартов и дату его (их) утверждения Министерством труда и социальной защиты Российской Федерации)</text:span></text:span></text:p>
      <text:p text:style-name="P61"><text:span text:style-name="Font_20_Style78"><text:span text:style-name="T19">2. </text:span></text:span><text:span text:style-name="T22">Специалист по мехатронным системам автомобиля.</text:span><text:span text:style-name="Font_20_Style78"><text:span text:style-name="T19">Утвержден приказом М</text:span></text:span><text:span text:style-name="T22">инистерства труда и социальной защиты Российской Федерации от 13 октября 2014 г. № 715н</text:span></text:p>
      <text:p text:style-name="P49">Одобрен на заседании кафедры (протокол № <text:span text:style-name="T2">4 <text:s/></text:span><text:s/>от<text:span text:style-name="T2"> 8 декабря 2015г.)</text:span></text:p>
      <text:p text:style-name="P49">Одобрен на заседании УМК института/факультета (протокол № ___ от ______), заключение УМК прилагается.</text:p>
      <text:p text:style-name="P34">ФОС как система оценивания состоит из трех частей:</text:p>
      <text:list xml:id="list8889386620374687732" text:style-name="WWNum1">
        <text:list-item>
          <text:p text:style-name="P44">кодификатора элементов содержания дисциплины </text:p>
        </text:list-item>
        <text:list-item>
          <text:p text:style-name="P44">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</text:p>
        </text:list-item>
        <text:list-item>
          <text:p text:style-name="P44">базы КИМ (структурированной базы контрольных учебных заданий).</text:p>
        </text:list-item>
      </text:list>
      <text:p text:style-name="P34"><text:span text:style-name="T8">ФОС для проведения текущей и промежуточной аттестации обучающихся по дисциплине включает в себя перечень компетенций и этапы их формирования (в соответствии с рабочей программой дисциплины);</text:span></text:p>
      <text:list xml:id="list6391178700387634059" text:style-name="WWNum2">
        <text:list-item>
          <text:p text:style-name="P45">показатели и критерии оценивания сформированности компетенций на различных этапах их формирования; </text:p>
        </text:list-item>
        <text:list-item>
          <text:p text:style-name="P45">шкалы оценивания;</text:p>
        </text:list-item>
        <text:list-item>
          <text:p text:style-name="P45"><text:soft-page-break/>базу КИМ;</text:p>
        </text:list-item>
        <text:list-item>
          <text:p text:style-name="P45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p>
        </text:list-item>
      </text:list>
      <text:p text:style-name="P34">Виды контроля зависят от этапа обучения и подразделяются на:</text:p>
      <text:list xml:id="list3285639377449484695" text:style-name="WWNum3">
        <text:list-item>
          <text:p text:style-name="P46">входной (диагностический) для определения состояния готовности к выполнению новой учебной деятельности;</text:p>
        </text:list-item>
        <text:list-item>
          <text:p text:style-name="P46">текущий для оперативного и регулярного управления учебной деятельностью; </text:p>
        </text:list-item>
        <text:list-item>
          <text:p text:style-name="P46">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p>
        </text:list-item>
      </text:list>
      <text:p text:style-name="P36"/>
      <text:p text:style-name="P43"><text:span text:style-name="T4">Перечень компетенций и этапы их формирования</text:span></text:p>
      <text:p text:style-name="P39"/>
      <text:p text:style-name="P34"><text:span text:style-name="T23">Таблица 1 – Перечень компетенций и этапы их формирования</text:span>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row table:style-name="Таблица1.1">
          <table:table-cell table:style-name="Таблица1.A1" table:number-rows-spanned="4" office:value-type="string">
            <text:p text:style-name="P18"><text:span text:style-name="T4">№</text:span></text:p>
            <text:p text:style-name="P18"><text:span text:style-name="T4">п/п</text:span></text:p>
          </table:table-cell>
          <table:table-cell table:style-name="Таблица1.A1" table:number-rows-spanned="4" office:value-type="string">
            <text:p text:style-name="P18"><text:span text:style-name="T4">Компетенция</text:span></text:p>
          </table:table-cell>
          <table:table-cell table:style-name="Таблица1.C1" table:number-rows-spanned="4" office:value-type="string">
            <text:p text:style-name="P24"><text:span text:style-name="T4">Лекции</text:span></text:p>
          </table:table-cell>
          <table:table-cell table:style-name="Таблица1.A1" table:number-columns-spanned="9" office:value-type="string">
            <text:p text:style-name="P18"><text:span text:style-name="T4">Промежуточная 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8"><text:span text:style-name="T4">ЛР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18"><text:span text:style-name="T4">ПЗ (СЕМ)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18"><text:span text:style-name="T4">СРС (КР)</text:span></text:p>
          </table:table-cell>
          <table:covered-table-cell/>
          <table:covered-table-cell/>
        </table:table-row>
        <table:table-row table:style-name="Таблица1.3">
          <table:covered-table-cell/>
          <table:covered-table-cell/>
          <table:covered-table-cell/>
          <table:table-cell table:style-name="Таблица1.C1" table:number-rows-spanned="2" office:value-type="string">
            <text:p text:style-name="P24"><text:span text:style-name="T4">№ по табл. 3</text:span></text:p>
            <text:p text:style-name="P17"/>
          </table:table-cell>
          <table:table-cell table:style-name="Таблица1.A1" table:number-columns-spanned="2" office:value-type="string">
            <text:p text:style-name="P18"><text:span text:style-name="T4">Рейтинг</text:span></text:p>
          </table:table-cell>
          <table:covered-table-cell/>
          <table:table-cell table:style-name="Таблица1.C1" table:number-rows-spanned="2" office:value-type="string">
            <text:p text:style-name="P24"><text:span text:style-name="T4">№ по табл. 4</text:span></text:p>
          </table:table-cell>
          <table:table-cell table:style-name="Таблица1.A1" table:number-columns-spanned="2" office:value-type="string">
            <text:p text:style-name="P18"><text:span text:style-name="T4">Рейтинг</text:span></text:p>
          </table:table-cell>
          <table:covered-table-cell/>
          <table:table-cell table:style-name="Таблица1.C1" table:number-rows-spanned="2" office:value-type="string">
            <text:p text:style-name="P24"><text:span text:style-name="T4">№ по табл. 8</text:span></text:p>
          </table:table-cell>
          <table:table-cell table:style-name="Таблица1.A1" table:number-columns-spanned="2" office:value-type="string">
            <text:p text:style-name="P18"><text:span text:style-name="T4">Рейтинг</text:span></text:p>
          </table:table-cell>
          <table:covered-table-cell/>
        </table:table-row>
        <table:table-row table:style-name="Таблица1.4">
          <table:covered-table-cell/>
          <table:covered-table-cell/>
          <table:covered-table-cell/>
          <table:covered-table-cell/>
          <table:table-cell table:style-name="Таблица1.C1" office:value-type="string">
            <text:p text:style-name="P24"><text:span text:style-name="T4">Выполн.</text:span></text:p>
          </table:table-cell>
          <table:table-cell table:style-name="Таблица1.C1" office:value-type="string">
            <text:p text:style-name="P24"><text:span text:style-name="T4">Защита</text:span></text:p>
          </table:table-cell>
          <table:covered-table-cell/>
          <table:table-cell table:style-name="Таблица1.C1" office:value-type="string">
            <text:p text:style-name="P24"><text:span text:style-name="T4">Выполн.</text:span></text:p>
          </table:table-cell>
          <table:table-cell table:style-name="Таблица1.C1" office:value-type="string">
            <text:p text:style-name="P24"><text:span text:style-name="T4">Защита</text:span></text:p>
          </table:table-cell>
          <table:covered-table-cell/>
          <table:table-cell table:style-name="Таблица1.C1" office:value-type="string">
            <text:p text:style-name="P24"><text:span text:style-name="T4">Выполн.</text:span></text:p>
          </table:table-cell>
          <table:table-cell table:style-name="Таблица1.C1" office:value-type="string">
            <text:p text:style-name="P24"><text:span text:style-name="T4">Защита</text:span></text:p>
          </table:table-cell>
        </table:table-row>
        <table:table-row table:style-name="Таблица1.5">
          <table:table-cell table:style-name="Таблица1.A1" office:value-type="string">
            <text:p text:style-name="P18"><text:span text:style-name="T23">1</text:span></text:p>
          </table:table-cell>
          <table:table-cell table:style-name="Таблица1.A1" office:value-type="string">
            <text:p text:style-name="P18"><text:span text:style-name="T23">2</text:span></text:p>
          </table:table-cell>
          <table:table-cell table:style-name="Таблица1.A1" office:value-type="string">
            <text:p text:style-name="P18"><text:span text:style-name="T23">3</text:span></text:p>
          </table:table-cell>
          <table:table-cell table:style-name="Таблица1.A1" office:value-type="string">
            <text:p text:style-name="P18"><text:span text:style-name="T23">4</text:span></text:p>
          </table:table-cell>
          <table:table-cell table:style-name="Таблица1.A1" office:value-type="string">
            <text:p text:style-name="P18"><text:span text:style-name="T23">5</text:span></text:p>
          </table:table-cell>
          <table:table-cell table:style-name="Таблица1.A1" office:value-type="string">
            <text:p text:style-name="P18"><text:span text:style-name="T23">6</text:span></text:p>
          </table:table-cell>
          <table:table-cell table:style-name="Таблица1.A1" office:value-type="string">
            <text:p text:style-name="P18"><text:span text:style-name="T23">7</text:span></text:p>
          </table:table-cell>
          <table:table-cell table:style-name="Таблица1.A1" office:value-type="string">
            <text:p text:style-name="P18"><text:span text:style-name="T23">8</text:span></text:p>
          </table:table-cell>
          <table:table-cell table:style-name="Таблица1.A1" office:value-type="string">
            <text:p text:style-name="P18"><text:span text:style-name="T23">9</text:span></text:p>
          </table:table-cell>
          <table:table-cell table:style-name="Таблица1.A1" office:value-type="string">
            <text:p text:style-name="P18"><text:span text:style-name="T23">10</text:span></text:p>
          </table:table-cell>
          <table:table-cell table:style-name="Таблица1.A1" office:value-type="string">
            <text:p text:style-name="P18"><text:span text:style-name="T23">11</text:span></text:p>
          </table:table-cell>
          <table:table-cell table:style-name="Таблица1.A1" office:value-type="string">
            <text:p text:style-name="P18"><text:span text:style-name="T23">12</text:span></text:p>
          </table:table-cell>
        </table:table-row>
        <table:table-row table:style-name="Таблица1.6">
          <table:table-cell table:style-name="Таблица1.A1" office:value-type="string">
            <text:p text:style-name="P18">1</text:p>
          </table:table-cell>
          <table:table-cell table:style-name="Таблица1.B6" office:value-type="string">
            <text:p text:style-name="P21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</text:p>
          </table:table-cell>
          <table:table-cell table:style-name="Таблица1.C1" office:value-type="string">
            <text:p text:style-name="P24">1-8</text:p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>1-9</text:p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</table:table-row>
        <table:table-row table:style-name="Таблица1.6">
          <table:table-cell table:style-name="Таблица1.A1" office:value-type="string">
            <text:p text:style-name="P18">2</text:p>
          </table:table-cell>
          <table:table-cell table:style-name="Таблица1.B7" office:value-type="string">
            <text:p text:style-name="P21">Владение научными основами технологических процессов в области эксплуатации транспортно-технологических машин и комплексов (ОПК-2)</text:p>
          </table:table-cell>
          <table:table-cell table:style-name="Таблица1.C1" office:value-type="string">
            <text:p text:style-name="P24">9</text:p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>-</text:p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  <table:table-cell table:style-name="Таблица1.C1" office:value-type="string">
            <text:p text:style-name="P24"/>
          </table:table-cell>
        </table:table-row>
        <table:table-row table:style-name="Таблица1.8">
          <table:table-cell table:style-name="Таблица1.A1" office:value-type="string">
            <text:p text:style-name="P18">3</text:p>
          </table:table-cell>
          <table:table-cell table:style-name="Таблица1.B8" office:value-type="string">
            <text:p text:style-name="P12">Рейтинг по видам занятий</text:p>
          </table:table-cell>
          <table:table-cell table:style-name="Таблица1.A1" office:value-type="string">
            <text:p text:style-name="P18"/>
          </table:table-cell>
          <table:table-cell table:style-name="Таблица1.A1" table:number-columns-spanned="3" office:value-type="string">
            <text:p text:style-name="P18"/>
          </table:table-cell>
          <table:covered-table-cell/>
          <table:covered-table-cell/>
          <table:table-cell table:style-name="Таблица1.A1" table:number-columns-spanned="3" office:value-type="string">
            <text:p text:style-name="P18">60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1.9">
          <table:table-cell table:style-name="Таблица1.A1" office:value-type="string">
            <text:p text:style-name="P18">4</text:p>
          </table:table-cell>
          <table:table-cell table:style-name="Таблица1.B9" office:value-type="string">
            <text:p text:style-name="P12">Общий рейтинг</text:p>
          </table:table-cell>
          <table:table-cell table:style-name="Таблица1.A1" office:value-type="string">
            <text:p text:style-name="P18"/>
          </table:table-cell>
          <table:table-cell table:style-name="Таблица1.A1" table:number-columns-spanned="6" office:value-type="string">
            <text:p text:style-name="P18">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37"/>
      <text:p text:style-name="P31"><text:span text:style-name="T4">Показатели и критерии оценивания компетенций</text:span></text:p>
      <text:p text:style-name="P31"><text:span text:style-name="T4"><text:s text:c="2"/></text:span></text:p>
      <text:p text:style-name="P33">Показатели, критерии и процедуры оценивания знаний, умений и навыков рассмотрены в СТО ИрГТУ 015-2014.<text:bookmark-start text:name="_Toc133498295"/> Стандарт организации<text:bookmark-end text:name="_Toc133498295"/>. Учебно-методическая деятельность. Контроль успеваемости студентов.</text:p>
      <text:p text:style-name="P38"/>
      <text:p text:style-name="P31"><text:span text:style-name="T4">Шкалы оценивания</text:span></text:p>
      <text:p text:style-name="P37"/>
      <text:p text:style-name="P33">Окончательный рейтинг по дисциплине <text:s/>определяется как средневзвешенный по суммарному и экзаменационному рейтингам <text:span text:style-name="T11">при коэффициенте весомости промежуточной аттестации в семестре 0,60 и зачета – 0,40.</text:span></text:p>
      <text:p text:style-name="P42"><text:soft-page-break/></text:p>
      <text:p text:style-name="P40"/>
      <text:p text:style-name="P31"><text:span text:style-name="T23">Таблица 2 – Шкалы оценивания знаний</text:span>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"><text:span text:style-name="T4">Рейтинг, %</text:span></text:p>
          </table:table-cell>
          <table:table-cell table:style-name="Таблица2.A1" office:value-type="string">
            <text:p text:style-name="P1"><text:span text:style-name="T4">Оценка при двух бальной системе</text:span></text:p>
          </table:table-cell>
          <table:table-cell table:style-name="Таблица2.A1" office:value-type="string">
            <text:p text:style-name="P1"><text:span text:style-name="T4">Оценка при четырех бальной системе</text:span></text:p>
          </table:table-cell>
        </table:table-row>
        <table:table-row table:style-name="Таблица2.2">
          <table:table-cell table:style-name="Таблица2.A1" office:value-type="string">
            <text:p text:style-name="P1"><text:span text:style-name="T4">1</text:span></text:p>
          </table:table-cell>
          <table:table-cell table:style-name="Таблица2.A1" office:value-type="string">
            <text:p text:style-name="P1"><text:span text:style-name="T4">2</text:span></text:p>
          </table:table-cell>
          <table:table-cell table:style-name="Таблица2.A1" office:value-type="string">
            <text:p text:style-name="P1"><text:span text:style-name="T4">3</text:span></text:p>
          </table:table-cell>
        </table:table-row>
        <table:table-row table:style-name="Таблица2.3">
          <table:table-cell table:style-name="Таблица2.A1" office:value-type="string">
            <text:p text:style-name="Standard">Менее 60</text:p>
          </table:table-cell>
          <table:table-cell table:style-name="Таблица2.A1" office:value-type="string">
            <text:p text:style-name="P1">незачтено</text:p>
          </table:table-cell>
          <table:table-cell table:style-name="Таблица2.A1" office:value-type="string">
            <text:p text:style-name="P1">Неудовлетворительно</text:p>
          </table:table-cell>
        </table:table-row>
        <table:table-row table:style-name="Таблица2.4">
          <table:table-cell table:style-name="Таблица2.A1" office:value-type="string">
            <text:p text:style-name="Standard">От 60 до 75</text:p>
          </table:table-cell>
          <table:table-cell table:style-name="Таблица2.A1" office:value-type="string">
            <text:p text:style-name="P1">зачтено</text:p>
          </table:table-cell>
          <table:table-cell table:style-name="Таблица2.A1" office:value-type="string">
            <text:p text:style-name="P1">Удовлетворительно</text:p>
          </table:table-cell>
        </table:table-row>
        <table:table-row table:style-name="Таблица2.5">
          <table:table-cell table:style-name="Таблица2.A1" office:value-type="string">
            <text:p text:style-name="Standard">Свыше 75 до 85</text:p>
          </table:table-cell>
          <table:table-cell table:style-name="Таблица2.A1" office:value-type="string">
            <text:p text:style-name="P1">зачтено</text:p>
          </table:table-cell>
          <table:table-cell table:style-name="Таблица2.A1" office:value-type="string">
            <text:p text:style-name="P1">Хорошо</text:p>
          </table:table-cell>
        </table:table-row>
        <table:table-row table:style-name="Таблица2.6">
          <table:table-cell table:style-name="Таблица2.A1" office:value-type="string">
            <text:p text:style-name="Standard">Свыше 85 до 100</text:p>
          </table:table-cell>
          <table:table-cell table:style-name="Таблица2.A1" office:value-type="string">
            <text:p text:style-name="P1">зачтено</text:p>
          </table:table-cell>
          <table:table-cell table:style-name="Таблица2.A1" office:value-type="string">
            <text:p text:style-name="P1">Отлично</text:p>
          </table:table-cell>
        </table:table-row>
      </table:table>
      <text:p text:style-name="P40"/>
      <text:p text:style-name="P33"><text:span text:style-name="T23">Таблица 3 - График текущего контроля успеваемости по компетенциям дисциплины</text:span></text:p>
      <text:p text:style-name="P4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6" office:value-type="string">
            <text:p text:style-name="P18"><text:span text:style-name="T4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1" table:number-rows-spanned="2" office:value-type="string">
            <text:p text:style-name="P18"><text:span text:style-name="T4">Итого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18"><text:span text:style-name="T4">№1 (1 - 4 нед.)</text:span></text:p>
          </table:table-cell>
          <table:covered-table-cell/>
          <table:table-cell table:style-name="Таблица3.A1" table:number-columns-spanned="2" office:value-type="string">
            <text:p text:style-name="P18"><text:span text:style-name="T4">№2 (5 - 8 нед.)</text:span></text:p>
          </table:table-cell>
          <table:covered-table-cell/>
          <table:table-cell table:style-name="Таблица3.A1" table:number-columns-spanned="2" office:value-type="string">
            <text:p text:style-name="P18"><text:span text:style-name="T4">№3 (9 - 12 нед.)</text:span></text:p>
          </table:table-cell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8"><text:span text:style-name="T4">ПЗ</text:span></text:p>
            <text:p text:style-name="P18"><text:span text:style-name="T4">№ </text:span></text:p>
          </table:table-cell>
          <table:table-cell table:style-name="Таблица3.A1" office:value-type="string">
            <text:p text:style-name="P18"><text:span text:style-name="T4">Рейт.</text:span></text:p>
          </table:table-cell>
          <table:table-cell table:style-name="Таблица3.A1" office:value-type="string">
            <text:p text:style-name="P18"><text:span text:style-name="T4">ПЗ</text:span></text:p>
            <text:p text:style-name="P18"><text:span text:style-name="T4">№ </text:span></text:p>
          </table:table-cell>
          <table:table-cell table:style-name="Таблица3.A1" office:value-type="string">
            <text:p text:style-name="P18"><text:span text:style-name="T4">Рейт.</text:span></text:p>
          </table:table-cell>
          <table:table-cell table:style-name="Таблица3.A1" office:value-type="string">
            <text:p text:style-name="P18"><text:span text:style-name="T4">ПЗ</text:span></text:p>
            <text:p text:style-name="P18"><text:span text:style-name="T4">№ </text:span></text:p>
          </table:table-cell>
          <table:table-cell table:style-name="Таблица3.A1" office:value-type="string">
            <text:p text:style-name="P18"><text:span text:style-name="T4">Рейт.</text:span></text:p>
          </table:table-cell>
          <table:table-cell table:style-name="Таблица3.G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8"><text:span text:style-name="T4">1,2,3</text:span></text:p>
          </table:table-cell>
          <table:table-cell table:style-name="Таблица3.A1" office:value-type="string">
            <text:p text:style-name="P18">15</text:p>
          </table:table-cell>
          <table:table-cell table:style-name="Таблица3.A1" office:value-type="string">
            <text:p text:style-name="P18"><text:span text:style-name="T4">4, 5, 6</text:span></text:p>
          </table:table-cell>
          <table:table-cell table:style-name="Таблица3.A1" office:value-type="string">
            <text:p text:style-name="P18">15</text:p>
          </table:table-cell>
          <table:table-cell table:style-name="Таблица3.A1" office:value-type="string">
            <text:p text:style-name="P18"><text:span text:style-name="T4">7, 8, 9</text:span></text:p>
          </table:table-cell>
          <table:table-cell table:style-name="Таблица3.A1" office:value-type="string">
            <text:p text:style-name="P18">30</text:p>
          </table:table-cell>
          <table:table-cell table:style-name="Таблица3.A1" office:value-type="string">
            <text:p text:style-name="P18">60</text:p>
          </table:table-cell>
        </table:table-row>
      </table:table>
      <text:p text:style-name="P40"/>
      <text:p text:style-name="P31"><text:span text:style-name="T23">Таблица 4 - График текущего контроля выполнения курсового проекта</text:span></text:p>
      <text:p text:style-name="P40"/>
      <text:p text:style-name="P31">Курсовой проект не предусмотрен учебным планом</text:p>
      <text:p text:style-name="P31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columns-spanned="6" office:value-type="string">
            <text:p text:style-name="P1"><text:span text:style-name="T4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1" table:number-rows-spanned="3" office:value-type="string">
            <text:p text:style-name="P1"><text:span text:style-name="T4">Итого</text:span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1"><text:span text:style-name="T4">№1 (1 - 4 нед.)</text:span></text:p>
          </table:table-cell>
          <table:covered-table-cell/>
          <table:table-cell table:style-name="Таблица4.A1" table:number-columns-spanned="2" office:value-type="string">
            <text:p text:style-name="P1"><text:span text:style-name="T4">№2 (5 - 8 нед.)</text:span></text:p>
          </table:table-cell>
          <table:covered-table-cell/>
          <table:table-cell table:style-name="Таблица4.A1" table:number-columns-spanned="2" office:value-type="string">
            <text:p text:style-name="P1"><text:span text:style-name="T4">№3 (9 - 12 нед.)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"><text:span text:style-name="T4">Задание</text:span></text:p>
            <text:p text:style-name="P1"><text:span text:style-name="T4"><text:s/>(этап)</text:span></text:p>
          </table:table-cell>
          <table:table-cell table:style-name="Таблица4.A1" office:value-type="string">
            <text:p text:style-name="P1"><text:span text:style-name="T4">Рейт.</text:span></text:p>
          </table:table-cell>
          <table:table-cell table:style-name="Таблица4.A1" office:value-type="string">
            <text:p text:style-name="P1"><text:span text:style-name="T4">Задание</text:span></text:p>
            <text:p text:style-name="P1"><text:span text:style-name="T4"><text:s/>(этап)</text:span></text:p>
          </table:table-cell>
          <table:table-cell table:style-name="Таблица4.A1" office:value-type="string">
            <text:p text:style-name="P1"><text:span text:style-name="T4">Рейт.</text:span></text:p>
          </table:table-cell>
          <table:table-cell table:style-name="Таблица4.A1" office:value-type="string">
            <text:p text:style-name="P1"><text:span text:style-name="T4">Задание</text:span></text:p>
            <text:p text:style-name="P1"><text:span text:style-name="T4"><text:s/>(этап)</text:span></text:p>
          </table:table-cell>
          <table:table-cell table:style-name="Таблица4.A1" office:value-type="string">
            <text:p text:style-name="P1"><text:span text:style-name="T4">Рейт.</text:span>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1">-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49"><text:span text:style-name="T23">Таблица </text:span><text:span text:style-name="T24">5</text:span><text:span text:style-name="T23"> - Паспорт ФОС</text:span></text:p>
      <text:p text:style-name="P5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table:number-rows-spanned="2" office:value-type="string">
            <text:p text:style-name="P1"><text:span text:style-name="T4">№ п/п</text:span></text:p>
          </table:table-cell>
          <table:table-cell table:style-name="Таблица5.A1" table:number-rows-spanned="2" office:value-type="string">
            <text:p text:style-name="P1"><text:span text:style-name="T4">Контролируемые</text:span></text:p>
            <text:p text:style-name="P1"><text:span text:style-name="T4">компетенции</text:span></text:p>
          </table:table-cell>
          <table:table-cell table:style-name="Таблица5.A1" table:number-columns-spanned="3" office:value-type="string">
            <text:p text:style-name="P1"><text:span text:style-name="T4">Контролируемые элементы содержания дисциплины</text:span></text:p>
          </table:table-cell>
          <table:covered-table-cell/>
          <table:covered-table-cell/>
          <table:table-cell table:style-name="Таблица5.A1" table:number-rows-spanned="2" office:value-type="string">
            <text:p text:style-name="P1"><text:span text:style-name="T4">КИМ</text:span></text:p>
          </table:table-cell>
          <table:table-cell table:style-name="Таблица5.A1" table:number-rows-spanned="2" office:value-type="string">
            <text:p text:style-name="P1"><text:span text:style-name="T4">Вид ФОС</text:span></text:p>
          </table:table-cell>
        </table:table-row>
        <table:table-row table:style-name="Таблица5.2">
          <table:covered-table-cell/>
          <table:covered-table-cell/>
          <table:table-cell table:style-name="Таблица5.C2" office:value-type="string">
            <text:p text:style-name="P8"><text:span text:style-name="T4">Лекции</text:span></text:p>
          </table:table-cell>
          <table:table-cell table:style-name="Таблица5.C2" office:value-type="string">
            <text:p text:style-name="P8"><text:span text:style-name="T4">ЛР</text:span></text:p>
          </table:table-cell>
          <table:table-cell table:style-name="Таблица5.C2" office:value-type="string">
            <text:p text:style-name="P8"><text:span text:style-name="T4">ПЗ</text:span></text:p>
          </table:table-cell>
          <table:covered-table-cell/>
          <table:covered-table-cell/>
        </table:table-row>
        <table:table-row table:style-name="Таблица5.3">
          <table:table-cell table:style-name="Таблица5.A1" office:value-type="string">
            <text:p text:style-name="P1"><text:span text:style-name="T4">1</text:span></text:p>
          </table:table-cell>
          <table:table-cell table:style-name="Таблица5.A1" office:value-type="string">
            <text:p text:style-name="P1"><text:span text:style-name="T4">2</text:span></text:p>
          </table:table-cell>
          <table:table-cell table:style-name="Таблица5.A1" office:value-type="string">
            <text:p text:style-name="P1"><text:span text:style-name="T4">3</text:span></text:p>
          </table:table-cell>
          <table:table-cell table:style-name="Таблица5.A1" office:value-type="string">
            <text:p text:style-name="P1"><text:span text:style-name="T4">4</text:span></text:p>
          </table:table-cell>
          <table:table-cell table:style-name="Таблица5.A1" office:value-type="string">
            <text:p text:style-name="P1"><text:span text:style-name="T4">5</text:span></text:p>
          </table:table-cell>
          <table:table-cell table:style-name="Таблица5.A1" office:value-type="string">
            <text:p text:style-name="P1"><text:span text:style-name="T4">6</text:span></text:p>
          </table:table-cell>
          <table:table-cell table:style-name="Таблица5.A1" office:value-type="string">
            <text:p text:style-name="P1"><text:span text:style-name="T4">7</text:span></text:p>
          </table:table-cell>
        </table:table-row>
        <table:table-row table:style-name="Таблица5.4">
          <table:table-cell table:style-name="Таблица5.A1" office:value-type="string">
            <text:p text:style-name="P1">1</text:p>
          </table:table-cell>
          <table:table-cell table:style-name="Таблица5.B4" office:value-type="string">
            <text:p text:style-name="P56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</text:p>
          </table:table-cell>
          <table:table-cell table:style-name="Таблица5.C2" office:value-type="string">
            <text:p text:style-name="P8">1-8</text:p>
          </table:table-cell>
          <table:table-cell table:style-name="Таблица5.C2" office:value-type="string">
            <text:p text:style-name="P8"/>
          </table:table-cell>
          <table:table-cell table:style-name="Таблица5.C2" office:value-type="string">
            <text:p text:style-name="P8">1-9</text:p>
          </table:table-cell>
          <table:table-cell table:style-name="Таблица5.A1" office:value-type="string">
            <text:p text:style-name="P1">Вопросы к экзамену, практические работы</text:p>
            <text:p text:style-name="P1"/>
          </table:table-cell>
          <table:table-cell table:style-name="Таблица5.A1" office:value-type="string">
            <text:p text:style-name="P1">Текущий контроль №1,</text:p>
            <text:p text:style-name="P1">текущий контроль №2,</text:p>
            <text:p text:style-name="P1">текущий контроль №3</text:p>
            <text:p text:style-name="P1"/>
          </table:table-cell>
        </table:table-row>
        <table:table-row table:style-name="Таблица5.4">
          <table:table-cell table:style-name="Таблица5.A1" office:value-type="string">
            <text:p text:style-name="P1">2</text:p>
          </table:table-cell>
          <table:table-cell table:style-name="Таблица5.B5" office:value-type="string">
            <text:p text:style-name="P56">Владение научными основами технологических процессов в области эксплуатации транспортно-технологических машин и комплексов (ОПК-2)</text:p>
          </table:table-cell>
          <table:table-cell table:style-name="Таблица5.C2" office:value-type="string">
            <text:p text:style-name="P8">9</text:p>
          </table:table-cell>
          <table:table-cell table:style-name="Таблица5.C2" office:value-type="string">
            <text:p text:style-name="P8"/>
          </table:table-cell>
          <table:table-cell table:style-name="Таблица5.C2" office:value-type="string">
            <text:p text:style-name="P8">-</text:p>
          </table:table-cell>
          <table:table-cell table:style-name="Таблица5.A1" office:value-type="string">
            <text:p text:style-name="P1">Вопросы к экзамену, </text:p>
          </table:table-cell>
          <table:table-cell table:style-name="Таблица5.A1" office:value-type="string">
            <text:p text:style-name="P1">Промежуточная аттестация</text:p>
            <text:p text:style-name="P1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4"><text:span text:style-name="T23">Таблица 6 - План проведения оценочных мероприятий на пятый семестр изучения дисциплины</text:span></text:p>
      <text:p text:style-name="P4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3"><text:span text:style-name="T4">Вид ФОС</text:span></text:p>
          </table:table-cell>
          <table:table-cell table:style-name="Таблица6.A1" office:value-type="string">
            <text:p text:style-name="P3"><text:span text:style-name="T4">Исходные требования к уровню усвоения</text:span></text:p>
          </table:table-cell>
          <table:table-cell table:style-name="Таблица6.A1" office:value-type="string">
            <text:p text:style-name="P3"><text:span text:style-name="T4">Объект</text:span></text:p>
            <text:p text:style-name="P3"><text:span text:style-name="T4">оценивания</text:span></text:p>
          </table:table-cell>
          <table:table-cell table:style-name="Таблица6.A1" office:value-type="string">
            <text:p text:style-name="P3"><text:span text:style-name="T4">Вид контроля</text:span></text:p>
            <text:p text:style-name="P3"><text:span text:style-name="T4">(все виды контроля, используемые в ходе освоения дисциплины)</text:span></text:p>
          </table:table-cell>
          <table:table-cell table:style-name="Таблица6.A1" office:value-type="string">
            <text:p text:style-name="P3"><text:span text:style-name="T4">Период</text:span></text:p>
            <text:p text:style-name="P3"><text:span text:style-name="T4">оценивания</text:span></text:p>
          </table:table-cell>
          <table:table-cell table:style-name="Таблица6.A1" office:value-type="string">
            <text:p text:style-name="P3"><text:span text:style-name="T4">Распределение общего кол-ва баллов</text:span></text:p>
          </table:table-cell>
        </table:table-row>
        <table:table-row table:style-name="Таблица6.1">
          <table:table-cell table:style-name="Таблица6.A1" office:value-type="string">
            <text:p text:style-name="P3"><text:span text:style-name="T23">1</text:span></text:p>
          </table:table-cell>
          <table:table-cell table:style-name="Таблица6.A1" office:value-type="string">
            <text:p text:style-name="P3"><text:span text:style-name="T23">2</text:span></text:p>
          </table:table-cell>
          <table:table-cell table:style-name="Таблица6.A1" office:value-type="string">
            <text:p text:style-name="P3"><text:span text:style-name="T23">3</text:span></text:p>
          </table:table-cell>
          <table:table-cell table:style-name="Таблица6.A1" office:value-type="string">
            <text:p text:style-name="P3"><text:span text:style-name="T23">4</text:span></text:p>
          </table:table-cell>
          <table:table-cell table:style-name="Таблица6.A1" office:value-type="string">
            <text:p text:style-name="P3"><text:span text:style-name="T23">5</text:span></text:p>
          </table:table-cell>
          <table:table-cell table:style-name="Таблица6.A1" office:value-type="string">
            <text:p text:style-name="P3"><text:span text:style-name="T23">6</text:span></text:p>
          </table:table-cell>
        </table:table-row>
        <table:table-row table:style-name="Таблица6.3">
          <table:table-cell table:style-name="Таблица6.A1" office:value-type="string">
            <text:p text:style-name="P5">Входной </text:p>
            <text:p text:style-name="P5">контроль </text:p>
          </table:table-cell>
          <table:table-cell table:style-name="Таблица6.A1" office:value-type="string">
            <text:p text:style-name="P5">Рабочая </text:p>
            <text:p text:style-name="P5">программа </text:p>
            <text:p text:style-name="P5">дисциплины</text:p>
          </table:table-cell>
          <table:table-cell table:style-name="Таблица6.A1" office:value-type="string">
            <text:p text:style-name="P9"><text:span text:style-name="T11">Оценка знаний по курсу «Силовые агрегаты», «Конструкция и эксплуатационные свойства ТиТТМО»</text:span></text:p>
          </table:table-cell>
          <table:table-cell table:style-name="Таблица6.A1" office:value-type="string">
            <text:p text:style-name="P5"/>
          </table:table-cell>
          <table:table-cell table:style-name="Таблица6.A1" office:value-type="string">
            <text:p text:style-name="P5">1-ая неделя</text:p>
            <text:p text:style-name="P5"><text:s/>семестра</text:p>
          </table:table-cell>
          <table:table-cell table:style-name="Таблица6.A1" office:value-type="string">
            <text:p text:style-name="P5"/>
            <text:p text:style-name="P5"/>
          </table:table-cell>
        </table:table-row>
        <table:table-row table:style-name="Таблица6.1">
          <table:table-cell table:style-name="Таблица6.A1" office:value-type="string">
            <text:p text:style-name="P5">Текущий</text:p>
            <text:p text:style-name="P5"><text:s/>контроль №1</text:p>
          </table:table-cell>
          <table:table-cell table:style-name="Таблица6.A1" table:number-rows-spanned="3" office:value-type="string">
            <text:p text:style-name="P5">Рабочая </text:p>
            <text:p text:style-name="P5">программа </text:p>
            <text:p text:style-name="P5">дисциплины</text:p>
          </table:table-cell>
          <table:table-cell table:style-name="Таблица6.A1" office:value-type="string">
            <text:p text:style-name="P9">Отчёты по практическим работам №1, 2, 3</text:p>
          </table:table-cell>
          <table:table-cell table:style-name="Таблица6.A1" office:value-type="string">
            <text:p text:style-name="P9">Защита отчётов по <text:s/>практическим работам</text:p>
          </table:table-cell>
          <table:table-cell table:style-name="Таблица6.A1" office:value-type="string">
            <text:p text:style-name="P5">5-ая неделя* </text:p>
            <text:p text:style-name="P5">семестра <text:s/></text:p>
          </table:table-cell>
          <table:table-cell table:style-name="Таблица6.A1" office:value-type="string">
            <text:p text:style-name="P5">15%</text:p>
          </table:table-cell>
        </table:table-row>
        <table:table-row table:style-name="Таблица6.1">
          <table:table-cell table:style-name="Таблица6.A1" office:value-type="string">
            <text:p text:style-name="P5">Текущий</text:p>
            <text:p text:style-name="P5"><text:s/>контроль №2</text:p>
          </table:table-cell>
          <table:covered-table-cell/>
          <table:table-cell table:style-name="Таблица6.A1" office:value-type="string">
            <text:p text:style-name="P5">Отчёты по практическим работам № 4, 5, 6</text:p>
          </table:table-cell>
          <table:table-cell table:style-name="Таблица6.A1" office:value-type="string">
            <text:p text:style-name="P5">Защита отчётов по <text:s/>практическим работам</text:p>
          </table:table-cell>
          <table:table-cell table:style-name="Таблица6.A1" office:value-type="string">
            <text:p text:style-name="P5">9-ая неделя* </text:p>
            <text:p text:style-name="P5">семестра </text:p>
          </table:table-cell>
          <table:table-cell table:style-name="Таблица6.A1" office:value-type="string">
            <text:p text:style-name="P5">15%</text:p>
          </table:table-cell>
        </table:table-row>
        <table:table-row table:style-name="Таблица6.1">
          <table:table-cell table:style-name="Таблица6.A1" office:value-type="string">
            <text:p text:style-name="P5">Текущий</text:p>
            <text:p text:style-name="P5"><text:s/>контроль №3</text:p>
          </table:table-cell>
          <table:covered-table-cell/>
          <table:table-cell table:style-name="Таблица6.A1" office:value-type="string">
            <text:p text:style-name="P5">Отчёты по практическим работам № 7, 8, 9</text:p>
          </table:table-cell>
          <table:table-cell table:style-name="Таблица6.A1" office:value-type="string">
            <text:p text:style-name="P5">Защита отчётов по <text:s/>практическим работам</text:p>
          </table:table-cell>
          <table:table-cell table:style-name="Таблица6.A1" office:value-type="string">
            <text:p text:style-name="P5">15-ая неделя* </text:p>
            <text:p text:style-name="P5">семестра </text:p>
          </table:table-cell>
          <table:table-cell table:style-name="Таблица6.A1" office:value-type="string">
            <text:p text:style-name="P5">30%</text:p>
          </table:table-cell>
        </table:table-row>
        <table:table-row table:style-name="Таблица6.1">
          <table:table-cell table:style-name="Таблица6.A1" office:value-type="string">
            <text:p text:style-name="P5">Промежуточная аттестация</text:p>
          </table:table-cell>
          <table:table-cell table:style-name="Таблица6.A1" office:value-type="string">
            <text:p text:style-name="P5">Рабочая программа дисциплины</text:p>
          </table:table-cell>
          <table:table-cell table:style-name="Таблица6.A1" office:value-type="string">
            <text:p text:style-name="P5">Обобщённые результаты обучения по дисциплине</text:p>
          </table:table-cell>
          <table:table-cell table:style-name="Таблица6.A1" office:value-type="string">
            <text:p text:style-name="P5">Экзамен</text:p>
            <text:p text:style-name="P5"/>
            <text:p text:style-name="P5"/>
            <text:p text:style-name="P5"/>
          </table:table-cell>
          <table:table-cell table:style-name="Таблица6.A1" office:value-type="string">
            <text:p text:style-name="P5">Согласно календарному графику учебного процесса</text:p>
          </table:table-cell>
          <table:table-cell table:style-name="Таблица6.A1" office:value-type="string">
            <text:p text:style-name="P5">40%</text:p>
          </table:table-cell>
        </table:table-row>
        <table:table-row table:style-name="Таблица6.1">
          <table:table-cell table:style-name="Таблица6.A1" table:number-columns-spanned="5" office:value-type="string">
            <text:p text:style-name="P5">ИТОГО:</text:p>
          </table:table-cell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5">100%</text:p>
          </table:table-cell>
        </table:table-row>
      </table:table>
      <text:p text:style-name="P34"><text:soft-page-break/></text:p>
      <text:p text:style-name="P34">*Согласовать с календарным графиком учебного процесса и установить на заседании учёного совета института/факультета. </text:p>
      <text:p text:style-name="P49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4325952676531151189" text:style-name="WWNum4">
        <text:list-item>
          <text:p text:style-name="P55">60% от текущего контроля</text:p>
        </text:list-item>
        <text:list-item>
          <text:p text:style-name="P55">40% от промежуточной аттестации</text:p>
        </text:list-item>
      </text:list>
      <text:p text:style-name="P48"/>
      <text:p text:style-name="P48"/>
      <text:p text:style-name="P48"/>
      <text:p text:style-name="P49"><text:span text:style-name="Font_20_Style78"><text:span text:style-name="T20">Контрольно-измерительные материалы</text:span></text:span></text:p>
      <text:p text:style-name="P53"><text:span text:style-name="Font_20_Style78"/></text:p>
      <text:p text:style-name="P49"><text:span text:style-name="Font_20_Style78"><text:span text:style-name="T18">Структурированная база контрольных учебных заданий разрабатывается в соответствии с рабочей программой дисциплины согласно п</text:span></text:span>лану проведения оценочных мероприятий и<text:span text:style-name="Font_20_Style78"><text:span text:style-name="T18"> пункту 5.3.6. СТО 045-2015. </text:span></text:span></text:p>
      <text:p text:style-name="P54"><text:span text:style-name="Font_20_Style78"/></text:p>
      <text:p text:style-name="P50"><text:span text:style-name="T23">Текущий контроль №1</text:span></text:p>
      <text:p text:style-name="P52"/>
      <text:list xml:id="list8684070413973231274" text:style-name="WWNum27">
        <text:list-item>
          <text:p text:style-name="P57">Задачи организации АТП в нашей стране</text:p>
        </text:list-item>
        <text:list-item>
          <text:p text:style-name="P57">Этапы развития АТП</text:p>
        </text:list-item>
        <text:list-item>
          <text:p text:style-name="P57">Особенности организации АТП</text:p>
        </text:list-item>
        <text:list-item>
          <text:p text:style-name="P57">Особенности планировки АТП.</text:p>
        </text:list-item>
        <text:list-item>
          <text:p text:style-name="P57">Особенности расположения и архитектурных решений АТП</text:p>
        </text:list-item>
        <text:list-item>
          <text:p text:style-name="P57">Культура организации постов КТП </text:p>
        </text:list-item>
        <text:list-item>
          <text:p text:style-name="P57">Культура организации постов диагностики</text:p>
        </text:list-item>
        <text:list-item>
          <text:p text:style-name="P57"><text:soft-page-break/>Организация мест хранения автомобилей</text:p>
        </text:list-item>
      </text:list>
      <text:p text:style-name="P48"/>
      <text:p text:style-name="P50"><text:span text:style-name="T23">Текущий контроль №2</text:span></text:p>
      <text:p text:style-name="P52"/>
      <text:list xml:id="list8536094242111738430" text:style-name="WWNum28">
        <text:list-item>
          <text:p text:style-name="P60">Методы организации постов ТО и ТР</text:p>
        </text:list-item>
        <text:list-item>
          <text:p text:style-name="P60"><text:s/>Оборудование постов ТО и ТР</text:p>
        </text:list-item>
        <text:list-item>
          <text:p text:style-name="P60"><text:s/>Организация рабочих мест в цехах</text:p>
        </text:list-item>
        <text:list-item>
          <text:p text:style-name="P60">Оборудование рабочих мест, его расстановка.</text:p>
        </text:list-item>
        <text:list-item>
          <text:p text:style-name="P60">Требования к оборудованию для ТО и ТР автомобилей </text:p>
        </text:list-item>
        <text:list-item>
          <text:p text:style-name="P60">Оснастка для рабочих мест, этапы разработки и изготовления </text:p>
        </text:list-item>
        <text:list-item>
          <text:p text:style-name="P60"><text:s/>Какие требования предъявляются к слесарному инструменту</text:p>
        </text:list-item>
        <text:list-item>
          <text:p text:style-name="P60">Как обеспечивается качество работ на рабочих местах </text:p>
        </text:list-item>
        <text:list-item>
          <text:p text:style-name="P60">Как обеспечивается охрана труда на рабочих местах</text:p>
        </text:list-item>
        <text:list-item>
          <text:p text:style-name="P60">Культура организации работ на электротехническом участке</text:p>
        </text:list-item>
        <text:list-item>
          <text:p text:style-name="P60">Технология выполнения процесса пайки</text:p>
        </text:list-item>
        <text:list-item>
          <text:p text:style-name="P60">Культура организации станочных работ</text:p>
        </text:list-item>
        <text:list-item>
          <text:p text:style-name="P60">Культура организации слесарных работ</text:p>
        </text:list-item>
        <text:list-item>
          <text:p text:style-name="P60">Пути повышения культуры производства работ по ТО и ремонту</text:p>
        </text:list-item>
      </text:list>
      <text:p text:style-name="P48"/>
      <text:p text:style-name="P50"><text:span text:style-name="T23">Текущий контроль №3</text:span></text:p>
      <text:p text:style-name="P52"/>
      <text:list xml:id="list1144212407818536973" text:style-name="WWNum29">
        <text:list-item>
          <text:p text:style-name="P58"><text:soft-page-break/>Культура организации уборочных работ</text:p>
        </text:list-item>
        <text:list-item>
          <text:p text:style-name="P58">Культура организации моечных работ</text:p>
        </text:list-item>
        <text:list-item>
          <text:p text:style-name="P58">Культура организации диагностических работ</text:p>
        </text:list-item>
        <text:list-item>
          <text:p text:style-name="P58">Культура организации крепежных работ</text:p>
        </text:list-item>
        <text:list-item>
          <text:p text:style-name="P58">Культура организации работ по замене агрегатов и узлов</text:p>
        </text:list-item>
        <text:list-item>
          <text:p text:style-name="P58">Культура выполнения смазочно-заправочных работ</text:p>
        </text:list-item>
        <text:list-item>
          <text:p text:style-name="P58">Технология ремонта кузовов</text:p>
        </text:list-item>
        <text:list-item>
          <text:p text:style-name="P58">Технология окрасочных работ на малярном участке</text:p>
        </text:list-item>
        <text:list-item>
          <text:p text:style-name="P58">Виды работ выполняемых на обойном участке</text:p>
        </text:list-item>
        <text:list-item>
          <text:p text:style-name="P58">Культура организации работ на аккумуляторном участке</text:p>
        </text:list-item>
        <text:list-item>
          <text:p text:style-name="P58">Порядок обслуживания АКБ</text:p>
        </text:list-item>
        <text:list-item>
          <text:p text:style-name="P58">Технологический процесс ремонта двигателей</text:p>
        </text:list-item>
        <text:list-item>
          <text:p text:style-name="P58">Технологический процесс ремонта агрегатов и узлов</text:p>
        </text:list-item>
        <text:list-item>
          <text:p text:style-name="P58">Технологический процесс организации работ на шиномонтажном участке</text:p>
        </text:list-item>
        <text:list-item>
          <text:p text:style-name="P58">Культура организации ремонта шин</text:p>
        </text:list-item>
        <text:list-item>
          <text:p text:style-name="P58">Культура организации ремонта камер</text:p>
        </text:list-item>
        <text:list-item>
          <text:p text:style-name="P58">Культура организации работ на топливном участке</text:p>
        </text:list-item>
      </text:list>
      <text:p text:style-name="P48"/>
      <text:p text:style-name="P50"><text:span text:style-name="T23">Промежуточная аттестация по дисциплине</text:span></text:p>
      <text:p text:style-name="P52"/>
      <text:list xml:id="list37574294680191718" text:style-name="WWNum30">
        <text:list-item>
          <text:p text:style-name="P59">Задачи организации АТП в нашей стране</text:p>
        </text:list-item>
        <text:list-item>
          <text:p text:style-name="P59"><text:soft-page-break/>Этапы развития АТП</text:p>
        </text:list-item>
        <text:list-item>
          <text:p text:style-name="P59">Особенности организации АТП</text:p>
        </text:list-item>
        <text:list-item>
          <text:p text:style-name="P59">Особенности планировки АТП.</text:p>
        </text:list-item>
        <text:list-item>
          <text:p text:style-name="P59">Особенности расположения и архитектурных решений АТП</text:p>
        </text:list-item>
        <text:list-item>
          <text:p text:style-name="P59">Культура организации постов КТП </text:p>
        </text:list-item>
        <text:list-item>
          <text:p text:style-name="P59">Культура организации постов диагностики</text:p>
        </text:list-item>
        <text:list-item>
          <text:p text:style-name="P59">Организация мест хранения автомобилей</text:p>
        </text:list-item>
        <text:list-item>
          <text:p text:style-name="P59">Методы организации постов ТО и ТР</text:p>
        </text:list-item>
        <text:list-item>
          <text:p text:style-name="P59"><text:s/>Оборудование постов ТО и ТР</text:p>
        </text:list-item>
        <text:list-item>
          <text:p text:style-name="P59"><text:s/>Организация рабочих мест в цехах</text:p>
        </text:list-item>
        <text:list-item>
          <text:p text:style-name="P59">Оборудование рабочих мест, его расстановка.</text:p>
        </text:list-item>
        <text:list-item>
          <text:p text:style-name="P59">Требования к оборудованию для ТО и ТР автомобилей </text:p>
        </text:list-item>
        <text:list-item>
          <text:p text:style-name="P59">Оснастка для рабочих мест, этапы разработки и изготовления </text:p>
        </text:list-item>
        <text:list-item>
          <text:p text:style-name="P59"><text:s/>Какие требования предъявляются к слесарному инструменту</text:p>
        </text:list-item>
        <text:list-item>
          <text:p text:style-name="P59">Как обеспечивается качество работ на рабочих местах </text:p>
        </text:list-item>
        <text:list-item>
          <text:p text:style-name="P59">Как обеспечивается охрана труда на рабочих местах</text:p>
        </text:list-item>
        <text:list-item>
          <text:p text:style-name="P59">Культура организации уборочных работ</text:p>
        </text:list-item>
        <text:list-item>
          <text:p text:style-name="P59">Культура организации моечных работ</text:p>
        </text:list-item>
        <text:list-item>
          <text:p text:style-name="P59">Культура организации диагностических работ</text:p>
        </text:list-item>
        <text:list-item>
          <text:p text:style-name="P59">Культура организации крепежных работ</text:p>
        </text:list-item>
        <text:list-item>
          <text:p text:style-name="P59">Культура организации работ по замене агрегатов и узлов</text:p>
        </text:list-item>
        <text:list-item>
          <text:p text:style-name="P59"><text:soft-page-break/>Культура выполнения смазочно-заправочных работ</text:p>
        </text:list-item>
        <text:list-item>
          <text:p text:style-name="P59">Технология ремонта кузовов</text:p>
        </text:list-item>
        <text:list-item>
          <text:p text:style-name="P59">Технология окрасочных работ на малярном участке</text:p>
        </text:list-item>
        <text:list-item>
          <text:p text:style-name="P59">Виды работ выполняемых на обойном участке</text:p>
        </text:list-item>
        <text:list-item>
          <text:p text:style-name="P59"><text:s/>Культура организации работ на аккумуляторном участке</text:p>
        </text:list-item>
        <text:list-item>
          <text:p text:style-name="P59"><text:s/>Порядок обслуживания АКБ</text:p>
        </text:list-item>
        <text:list-item>
          <text:p text:style-name="P59">Технологический процесс ремонта двигателей</text:p>
        </text:list-item>
        <text:list-item>
          <text:p text:style-name="P59">Технологический процесс ремонта агрегатов и узлов</text:p>
        </text:list-item>
        <text:list-item>
          <text:p text:style-name="P59">Технологический процесс организации работ на шиномонтажном участке</text:p>
        </text:list-item>
        <text:list-item>
          <text:p text:style-name="P59">Культура организации ремонта шин</text:p>
        </text:list-item>
        <text:list-item>
          <text:p text:style-name="P59">Культура организации ремонта камер</text:p>
        </text:list-item>
        <text:list-item>
          <text:p text:style-name="P59">Культура организации работ на топливном участке</text:p>
        </text:list-item>
        <text:list-item>
          <text:p text:style-name="P59">Культура организации работ на электротехническом участке</text:p>
        </text:list-item>
        <text:list-item>
          <text:p text:style-name="P59">Технология выполнения процесса пайки</text:p>
        </text:list-item>
        <text:list-item>
          <text:p text:style-name="P59">Культура организации станочных работ</text:p>
        </text:list-item>
        <text:list-item>
          <text:p text:style-name="P59">Культура организации слесарных работ</text:p>
        </text:list-item>
        <text:list-item>
          <text:p text:style-name="P59">Пути повышения культуры производства работ по ТО и ремонту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orphans="2" fo:widows="2" fo:keep-with-next="always"/>
      <style:text-properties fo:font-weight="bold" style:font-weight-asian="bold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cm" fo:margin-bottom="0.353cm" loext:contextual-spacing="true" fo:orphans="2" fo:widows="2" fo:padding-left="0cm" fo:padding-right="0cm" fo:padding-top="0cm" fo:padding-bottom="0.035cm" fo:border-left="none" fo:border-right="none" fo:border-top="none" fo:border-bottom="0.51pt solid #00000a"/>
      <style:text-properties style:font-name="Cambria" fo:font-family="Cambria" style:font-family-generic="roman" style:font-pitch="variable" fo:font-size="26pt" fo:letter-spacing="0.009cm" style:font-size-asian="26pt" style:font-size-complex="26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ConsPlusNormal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2" style:font-family-complex="Arial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26pt" fo:letter-spacing="0.009cm" style:font-name-asian="Times New Roman1" style:font-family-asian="'Times New Roman'" style:font-family-generic-asian="system" style:font-pitch-asian="variable" style:font-size-asian="26pt" style:language-asian="ru" style:country-asian="RU" style:font-name-complex="Times New Roman1" style:font-family-complex="'Times New Roman'" style:font-family-generic-complex="system" style:font-pitch-complex="variable" style:font-size-complex="26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tyle="normal" fo:font-weight="normal" style:font-style-asian="normal" style:font-weight-asian="normal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8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4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Антон</dc:creator>
    <meta:editing-cycles>68</meta:editing-cycles>
    <meta:creation-date>2016-02-14T09:24:00</meta:creation-date>
    <dc:date>2016-04-05T09:57:00</dc:date>
    <meta:editing-duration>PT3H4M</meta:editing-duration>
    <meta:generator>LibreOffice/5.1.5.2$Linux_X86_64 LibreOffice_project/10m0$Build-2</meta:generator>
    <meta:document-statistic meta:table-count="6" meta:image-count="0" meta:object-count="0" meta:page-count="14" meta:paragraph-count="337" meta:word-count="1505" meta:character-count="11369" meta:non-whitespace-character-count="984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